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10" style:family="paragraph" style:parent-style-name="Title">
      <style:paragraph-properties fo:line-height="150%" fo:text-align="start" style:justify-single-word="false" fo:break-before="page"/>
      <style:text-properties style:font-name="Times New Roman1" fo:font-size="14pt" style:font-size-asian="14pt" style:font-size-complex="14pt"/>
    </style:style>
    <style:style style:name="P1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style:font-size-asian="10.5pt" style:font-style-asian="normal" style:font-size-complex="12pt" style:font-style-complex="normal"/>
    </style:style>
    <style:style style:name="P13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fo:font-weight="normal" officeooo:rsid="007ef494" officeooo:paragraph-rsid="008e850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4" style:family="paragraph" style:parent-style-name="Text_20_body">
      <style:paragraph-properties fo:margin-top="0in" fo:margin-bottom="0in" loext:contextual-spacing="true" fo:line-height="150%" fo:text-align="justify" style:justify-single-word="false"/>
      <style:text-properties style:font-name="Times New Roman1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5" style:family="paragraph" style:parent-style-name="Title">
      <style:paragraph-properties fo:line-height="150%" fo:text-align="start" style:justify-single-word="false" fo:break-before="page"/>
      <style:text-properties style:font-name="Times New Roman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P16" style:family="paragraph" style:parent-style-name="Title">
      <style:paragraph-properties fo:margin-top="0in" fo:margin-bottom="0in" loext:contextual-spacing="true" fo:line-height="150%" fo:text-align="start" style:justify-single-word="false" fo:break-before="page"/>
      <style:text-properties style:font-name="Times New Roman1" fo:font-size="14pt" fo:font-style="normal" fo:font-weight="bold" officeooo:rsid="007ef49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7" style:family="paragraph" style:parent-style-name="Title">
      <style:paragraph-properties fo:margin-top="0in" fo:margin-bottom="0in" loext:contextual-spacing="true" fo:line-height="150%" fo:text-align="start" style:justify-single-word="false" fo:break-before="page"/>
      <style:text-properties style:font-name="Times New Roman1" fo:font-size="14pt" style:font-size-asian="14pt" style:font-size-complex="14pt"/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italic" officeooo:rsid="00813f15" style:font-style-asian="italic" style:font-style-complex="italic"/>
    </style:style>
    <style:style style:name="T4" style:family="text">
      <style:text-properties fo:font-style="italic" officeooo:rsid="00846ead" style:font-style-asian="italic" style:font-style-complex="italic"/>
    </style:style>
    <style:style style:name="T5" style:family="text">
      <style:text-properties fo:font-style="italic" officeooo:rsid="0086b7f4" style:font-style-asian="italic" style:font-style-complex="italic"/>
    </style:style>
    <style:style style:name="T6" style:family="text">
      <style:text-properties fo:font-style="italic" officeooo:rsid="008c04ef" style:font-style-asian="italic" style:font-style-complex="italic"/>
    </style:style>
    <style:style style:name="T7" style:family="text">
      <style:text-properties fo:font-style="italic" officeooo:rsid="00902f6b" style:font-style-asian="italic" style:font-style-complex="italic"/>
    </style:style>
    <style:style style:name="T8" style:family="text">
      <style:text-properties fo:font-style="italic" officeooo:rsid="00917ab2" style:font-style-asian="italic" style:font-style-complex="italic"/>
    </style:style>
    <style:style style:name="T9" style:family="text">
      <style:text-properties fo:font-style="italic" officeooo:rsid="0091804e" style:font-style-asian="italic" style:font-style-complex="italic"/>
    </style:style>
    <style:style style:name="T10" style:family="text">
      <style:text-properties fo:font-style="italic" officeooo:rsid="00971e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10e21" style:font-style-asian="normal" style:font-style-complex="normal"/>
    </style:style>
    <style:style style:name="T13" style:family="text">
      <style:text-properties fo:font-style="normal" officeooo:rsid="007148b2" style:font-style-asian="normal" style:font-style-complex="normal"/>
    </style:style>
    <style:style style:name="T14" style:family="text">
      <style:text-properties fo:font-style="normal" officeooo:rsid="0073098a" style:font-style-asian="normal" style:font-style-complex="normal"/>
    </style:style>
    <style:style style:name="T15" style:family="text">
      <style:text-properties fo:font-style="normal" officeooo:rsid="00746326" style:font-style-asian="normal" style:font-style-complex="normal"/>
    </style:style>
    <style:style style:name="T16" style:family="text">
      <style:text-properties fo:font-style="normal" officeooo:rsid="0075f5ae" style:font-style-asian="normal" style:font-style-complex="normal"/>
    </style:style>
    <style:style style:name="T17" style:family="text">
      <style:text-properties fo:font-style="normal" officeooo:rsid="00773784" style:font-style-asian="normal" style:font-style-complex="normal"/>
    </style:style>
    <style:style style:name="T18" style:family="text">
      <style:text-properties fo:font-style="normal" officeooo:rsid="0078f063" style:font-style-asian="normal" style:font-style-complex="normal"/>
    </style:style>
    <style:style style:name="T19" style:family="text">
      <style:text-properties fo:font-style="normal" officeooo:rsid="007ef494" style:font-style-asian="normal" style:font-style-complex="normal"/>
    </style:style>
    <style:style style:name="T20" style:family="text">
      <style:text-properties officeooo:rsid="0066d182"/>
    </style:style>
    <style:style style:name="T21" style:family="text">
      <style:text-properties officeooo:rsid="0067609a"/>
    </style:style>
    <style:style style:name="T22" style:family="text">
      <style:text-properties officeooo:rsid="00691c34"/>
    </style:style>
    <style:style style:name="T23" style:family="text">
      <style:text-properties officeooo:rsid="006abea4"/>
    </style:style>
    <style:style style:name="T24" style:family="text">
      <style:text-properties officeooo:rsid="006eb13e"/>
    </style:style>
    <style:style style:name="T25" style:family="text">
      <style:text-properties officeooo:rsid="00710e21"/>
    </style:style>
    <style:style style:name="T26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813f15"/>
    </style:style>
    <style:style style:name="T29" style:family="text">
      <style:text-properties officeooo:rsid="00846ead"/>
    </style:style>
    <style:style style:name="T30" style:family="text">
      <style:text-properties officeooo:rsid="0086b7f4"/>
    </style:style>
    <style:style style:name="T31" style:family="text">
      <style:text-properties officeooo:rsid="008c04ef"/>
    </style:style>
    <style:style style:name="T32" style:family="text">
      <style:text-properties officeooo:rsid="00902f6b"/>
    </style:style>
    <style:style style:name="T33" style:family="text">
      <style:text-properties officeooo:rsid="00917ab2"/>
    </style:style>
    <style:style style:name="T34" style:family="text">
      <style:text-properties officeooo:rsid="0091804e"/>
    </style:style>
    <style:style style:name="T35" style:family="text">
      <style:text-properties officeooo:rsid="009549cc"/>
    </style:style>
    <style:style style:name="T36" style:family="text">
      <style:text-properties officeooo:rsid="00971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11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0">ndré</text:span> <text:span text:style-name="T20">Luís Storino</text:span> <text:span text:style-name="T20">Junior</text:span>, 9293668</text:p>
      <text:p text:style-name="P5"><text:span text:style-name="T21">Francisco</text:span>, </text:p>
      <text:p text:style-name="P5"><text:span text:style-name="T22">Leonardo</text:span>, </text:p>
      <text:p text:style-name="P3"><text:span text:style-name="T23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4">07/05/</text:span>201<text:span text:style-name="T24">8</text:span></text:p>
      <text:p text:style-name="P10">Seção 1</text:p>
      <text:p text:style-name="P8"><text:tab/><text:span text:style-name="T25">Esta seção trata da descrição em alto nível da implementação da primeira funcionalidade do trabalho prático, na qual consiste em recuperar os dados em </text:span><text:span text:style-name="T1">comma separated value</text:span><text:span text:style-name="T12"> (csv), e criar um arquivo em modo binário no qual conterá todos os dados recuperados em binário.</text:span></text:p>
      <text:p text:style-name="P9"><text:span text:style-name="T12"><text:tab/></text:span><text:span text:style-name="T13">O algoritmo consiste em ler linha por linha do arquivo .csv dado como parâmetro da função e, por meio de manipulação de funções que buscam por um determinado caractere em </text:span><text:span text:style-name="T2">strings</text:span><text:span text:style-name="T13">, filtra o que é dado e o que ponto e vírgula, tratando campos que podem ser nulos e variáveis, </text:span><text:span text:style-name="T14">e também o registro, que necessariamente deve ter um tamanho fixo</text:span><text:span text:style-name="T13">. </text:span><text:span text:style-name="T15">Cada linha lida no arquivo .csv, assim que o dado é encontrado e filtrado, ele é guardado em uma variável temporária, ao invés de uma estrutura de dados.</text:span><text:span text:style-name="T16"> </text:span><text:span text:style-name="T17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9"><text:span text:style-name="T13"><text:tab/></text:span><text:span text:style-name="T18">Uma observação importante a ser feita é caso o arquivo binário já exista - nesse caso, os dados do mesmo é sobrescrito.</text:span></text:p>
      <text:p text:style-name="P15"><text:span text:style-name="T18">S</text:span><text:span text:style-name="T11">eção 2</text:span></text:p>
      <text:p text:style-name="P7"><text:span text:style-name="T11"><text:tab/></text:span><text:span text:style-name="T26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27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p text:style-name="P17"><text:span text:style-name="T19">S</text:span><text:span text:style-name="T11">eção 3</text:span></text:p>
      <text:p text:style-name="P12"><text:tab/><text:span text:style-name="T32">Imprimir todos os registros do arquivo binário que satisfaz um critério de busca, é uma função que tem como parâmetro o nome do arquivo binário, o campo que deve ser feita a buscae o valor que o campo deve conter. A função lê registro por registro e busca no campo de cada registro o valor passado como parâmetro para a função utilizando uma função para comparar </text:span><text:span text:style-name="T7">strings</text:span><text:span text:style-name="T32">, no caso de campos do tipo </text:span><text:span text:style-name="T8">string.</text:span><text:span text:style-name="T33"> Se o valor for encontrado é atribuído o valor 1 para uma variável que serve para indicar que o registro possui o valor procurado e que é para ser impresso todos os campos deste registro. Para controlar o caso de não existir que satisfaz o critério de busca, existe uma variável que funciona como uma </text:span><text:span text:style-name="T9">flag</text:span><text:span text:style-name="T34"> que indica que ao menos 1 registro ou nenhum registro satisfez o critério.</text:span></text:p>
      <text:p text:style-name="P16">Seção 4</text:p>
      <text:p text:style-name="P13"><text:tab/><text:span text:style-name="T28">A busca por RRN (</text:span><text:span text:style-name="T3">relative record number</text:span><text:span text:style-name="T28">), consiste em recuperar do arquivo de dados o registro através da posição relativa do registro no arquivo na qual é feito um cálculo para o </text:span><text:span text:style-name="T4">byte offset</text:span><text:span text:style-name="T29"> para onde o arquivo começa, e imprimir na tela os seus correspondentes campos.</text:span></text:p>
      <text:p text:style-name="P13"><text:tab/><text:span text:style-name="T30">A função consiste de dois parâmetros: o primeiro é o nome do arquivo binário que será utilizado para realizar a leitura, o segundo é o número relativo do registro (RRN) que servirá para calcular o </text:span><text:span text:style-name="T5">byte offset</text:span><text:span text:style-name="T30"> para o começo do registro. Quando o </text:span><text:span text:style-name="T6">byte offset </text:span><text:span text:style-name="T31">é calculado, é verificado se o registro não é um registro que já havia sido excluído; se é um registro excluído a função fecha o arquivo e retorna, caso contrário lê campo a campo e os imprime, checando, também, se é nulo.</text:span></text:p>
      <text:p text:style-name="P16">Seção 5</text:p>
      <text:p text:style-name="P14"><text:tab/>A função consiste em remover logicamente um registro do arquivo binário de dados utilizando o conceito de <text:span text:style-name="T35">abordagem dinâmica, na qual se utiliza de uma pilha que contém os registros logicamente removidos. </text:span></text:p>
      <text:p text:style-name="P14"><text:tab/><text:span text:style-name="T36">Dado um RRN e o nome do arquivo binário, a função calcula o </text:span><text:span text:style-name="T10">byte offset</text:span><text:span text:style-name="T36"> baseado no RRN passado como parâmetro para a função e, após ler o primeiro campo do registro é verificado se o valor do RRN é válido, ou seja, contém algum registro com o RRN dado, e, também, verifica se o registro não é um registro logicamente que havia sido removido anteriormente. Após essa verificação, se o registro é válido, a posição do arquivo é voltada para o começo do registro e o registro é então marcado como logicamente removido, a pilha é atualizada com o valor do RRN do registro logicamente remov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53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5T22:44:02.901666648</dc:date>
    <meta:editing-duration>PT5H18M57S</meta:editing-duration>
    <meta:editing-cycles>110</meta:editing-cycles>
    <meta:generator>LibreOffice/6.0.3.2$Linux_X86_64 LibreOffice_project/00m0$Build-2</meta:generator>
    <meta:document-statistic meta:table-count="0" meta:image-count="0" meta:object-count="0" meta:page-count="6" meta:paragraph-count="25" meta:word-count="828" meta:character-count="4708" meta:non-whitespace-character-count="3889"/>
  </office:meta>
</office:document-meta>
</file>